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apple-system" svg:font-family="apple-system, BlinkMacSystemFont, 'Segoe UI Adjusted', 'Segoe UI', 'Liberation Sans', sans-serif"/>
    <style:font-face style:name="cera" svg:font-family="cera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>
      <style:paragraph-properties fo:margin-left="0in" fo:margin-right="0in" fo:text-indent="0in" style:auto-text-indent="false"/>
      <style:text-properties fo:font-size="13pt" officeooo:paragraph-rsid="001f01e0" style:font-size-asian="13pt" style:font-size-complex="13pt"/>
    </style:style>
    <style:style style:name="P2" style:family="paragraph" style:parent-style-name="List_20_Paragraph">
      <style:paragraph-properties fo:margin-left="0in" fo:margin-right="0in" fo:text-indent="0in" style:auto-text-indent="false"/>
      <style:text-properties style:font-name="Liberation Serif" fo:font-size="13pt" officeooo:paragraph-rsid="001e0f5f" style:font-size-asian="13pt" style:font-size-complex="13pt"/>
    </style:style>
    <style:style style:name="P3" style:family="paragraph" style:parent-style-name="List_20_Paragraph">
      <style:paragraph-properties fo:margin-left="0in" fo:margin-right="0in" fo:text-indent="0in" style:auto-text-indent="false"/>
      <style:text-properties style:font-name="Liberation Serif" fo:font-size="13pt" officeooo:paragraph-rsid="001f01e0" style:font-size-asian="13pt" style:font-size-complex="13pt"/>
    </style:style>
    <style:style style:name="P4" style:family="paragraph" style:parent-style-name="Standard">
      <style:text-properties fo:font-size="36pt" officeooo:rsid="001c89e2" officeooo:paragraph-rsid="001c89e2" style:font-size-asian="31.5pt" style:font-size-complex="36pt"/>
    </style:style>
    <style:style style:name="P5" style:family="paragraph" style:parent-style-name="Standard">
      <style:text-properties fo:font-size="14pt" officeooo:paragraph-rsid="001e0f5f" style:font-size-asian="14pt" style:font-size-complex="14pt"/>
    </style:style>
    <style:style style:name="P6" style:family="paragraph" style:parent-style-name="Standard">
      <style:text-properties fo:font-size="20pt" officeooo:rsid="001c89e2" officeooo:paragraph-rsid="001c89e2" style:font-size-asian="17.5pt" style:font-size-complex="20pt"/>
    </style:style>
    <style:style style:name="P7" style:family="paragraph" style:parent-style-name="Standard">
      <style:text-properties fo:font-size="13pt" officeooo:rsid="001c89e2" officeooo:paragraph-rsid="001c89e2" style:font-size-asian="13pt" style:font-size-complex="13pt"/>
    </style:style>
    <style:style style:name="P8" style:family="paragraph" style:parent-style-name="Standard">
      <style:text-properties fo:font-size="13pt" officeooo:rsid="001e0f5f" officeooo:paragraph-rsid="001e0f5f" style:font-size-asian="13pt" style:font-size-complex="13pt"/>
    </style:style>
    <style:style style:name="P9" style:family="paragraph" style:parent-style-name="Standard">
      <style:text-properties officeooo:paragraph-rsid="001c89e2"/>
    </style:style>
    <style:style style:name="P10" style:family="paragraph" style:parent-style-name="Standard">
      <style:text-properties officeooo:paragraph-rsid="001e0f5f"/>
    </style:style>
    <style:style style:name="P11" style:family="paragraph" style:parent-style-name="Standard">
      <style:text-properties style:font-name="Liberation Serif" fo:font-size="13pt" officeooo:paragraph-rsid="00298e96" style:font-size-asian="13pt" style:font-size-complex="13pt"/>
    </style:style>
    <style:style style:name="P12" style:family="paragraph" style:parent-style-name="Standard">
      <style:text-properties style:font-name="Liberation Serif" fo:font-size="13pt" officeooo:paragraph-rsid="0028e6dd" style:font-size-asian="13pt" style:font-size-complex="13pt"/>
    </style:style>
    <style:style style:name="P13" style:family="paragraph" style:parent-style-name="Standard">
      <style:text-properties style:font-name="Liberation Serif" fo:font-size="13pt" officeooo:paragraph-rsid="0029ae1b" style:font-size-asian="13pt" style:font-size-complex="13pt"/>
    </style:style>
    <style:style style:name="P14" style:family="paragraph" style:parent-style-name="Standard">
      <style:text-properties style:font-name="Liberation Serif" fo:font-size="13pt" officeooo:paragraph-rsid="002b6203" style:font-size-asian="13pt" style:font-size-complex="13pt"/>
    </style:style>
    <style:style style:name="P15" style:family="paragraph" style:parent-style-name="Standard">
      <style:text-properties style:font-name="Liberation Serif" fo:font-size="13pt" officeooo:paragraph-rsid="001c89e2" style:font-size-asian="13pt" style:font-size-complex="13pt"/>
    </style:style>
    <style:style style:name="P16" style:family="paragraph" style:parent-style-name="Standard">
      <style:text-properties style:font-name="Liberation Serif" fo:font-size="13pt" officeooo:paragraph-rsid="001e0f5f" style:font-size-asian="13pt" style:font-size-complex="13pt"/>
    </style:style>
    <style:style style:name="P17" style:family="paragraph" style:parent-style-name="Standard">
      <style:text-properties officeooo:paragraph-rsid="002c5d04"/>
    </style:style>
    <style:style style:name="P18" style:family="paragraph" style:parent-style-name="Standard">
      <style:text-properties officeooo:rsid="002c5d04" officeooo:paragraph-rsid="002c5d04"/>
    </style:style>
    <style:style style:name="P19" style:family="paragraph" style:parent-style-name="Standard">
      <style:paragraph-properties fo:margin-left="0in" fo:margin-right="0in" fo:text-indent="0.5in" style:auto-text-indent="false"/>
      <style:text-properties fo:font-size="13pt" officeooo:paragraph-rsid="001c89e2" style:font-size-asian="13pt" style:font-size-complex="13pt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font-size="13pt" officeooo:paragraph-rsid="00200d6d" style:font-size-asian="13pt" style:font-size-complex="13pt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font-size="13pt" officeooo:paragraph-rsid="0021226f" style:font-size-asian="13pt" style:font-size-complex="13pt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font-size="20pt" officeooo:rsid="001c89e2" officeooo:paragraph-rsid="002577b7" style:font-size-asian="17.5pt" style:font-size-complex="20pt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font-size="20pt" officeooo:rsid="001c89e2" officeooo:paragraph-rsid="002715ce" style:font-size-asian="17.5pt" style:font-size-complex="20pt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font-size="20pt" officeooo:rsid="001c89e2" officeooo:paragraph-rsid="0028e6dd" style:font-size-asian="17.5pt" style:font-size-complex="20pt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font-size="20pt" officeooo:rsid="0028e6dd" officeooo:paragraph-rsid="0028e6dd" style:font-size-asian="17.5pt" style:font-size-complex="20pt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font-name="Liberation Serif" fo:font-size="20pt" officeooo:rsid="001c89e2" officeooo:paragraph-rsid="0029ae1b" style:font-size-asian="17.5pt" style:font-size-complex="20pt"/>
    </style:style>
    <style:style style:name="P27" style:family="paragraph" style:parent-style-name="Standard">
      <style:paragraph-properties fo:margin-left="0in" fo:margin-right="0in" fo:text-indent="0in" style:auto-text-indent="false"/>
      <style:text-properties style:font-name="Liberation Serif" fo:font-size="20pt" officeooo:rsid="001c89e2" officeooo:paragraph-rsid="002b6203" style:font-size-asian="17.5pt" style:font-size-complex="20pt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font-name="Liberation Serif" fo:font-size="20pt" officeooo:rsid="001c89e2" officeooo:paragraph-rsid="00395669" style:font-size-asian="17.5pt" style:font-size-complex="20pt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font-name="Liberation Serif" fo:font-size="20pt" officeooo:rsid="001c89e2" officeooo:paragraph-rsid="0029ae1b" style:font-size-asian="20pt" style:font-size-complex="20pt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font-name="Liberation Serif" fo:font-size="20pt" officeooo:rsid="001c89e2" officeooo:paragraph-rsid="0029b6be" style:font-size-asian="20pt" style:font-size-complex="20pt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font-name="Liberation Serif" fo:font-size="20pt" officeooo:rsid="001c89e2" officeooo:paragraph-rsid="002b6203" style:font-size-asian="20pt" style:font-size-complex="20pt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Liberation Serif" fo:font-size="20pt" officeooo:rsid="001c89e2" officeooo:paragraph-rsid="002ce21e" style:font-size-asian="20pt" style:font-size-complex="20pt"/>
    </style:style>
    <style:style style:name="P33" style:family="paragraph" style:parent-style-name="Standard">
      <style:paragraph-properties fo:margin-left="0in" fo:margin-right="0in" fo:text-indent="0in" style:auto-text-indent="false"/>
      <style:text-properties style:font-name="Liberation Serif" fo:font-size="20pt" officeooo:rsid="001c89e2" officeooo:paragraph-rsid="002d6c1e" style:font-size-asian="20pt" style:font-size-complex="20pt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font-name="Liberation Serif" fo:font-size="20pt" officeooo:rsid="001c89e2" officeooo:paragraph-rsid="002e0a6a" style:font-size-asian="20pt" style:font-size-complex="20pt"/>
    </style:style>
    <style:style style:name="P35" style:family="paragraph" style:parent-style-name="Standard">
      <style:paragraph-properties fo:margin-left="0in" fo:margin-right="0in" fo:text-indent="0in" style:auto-text-indent="false"/>
      <style:text-properties style:font-name="Liberation Serif" fo:font-size="20pt" officeooo:rsid="001c89e2" officeooo:paragraph-rsid="002e8367" style:font-size-asian="20pt" style:font-size-complex="20pt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font-name="Liberation Serif" fo:font-size="20pt" officeooo:rsid="001c89e2" officeooo:paragraph-rsid="0031ba23" style:font-size-asian="20pt" style:font-size-complex="20pt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font-name="Liberation Serif" fo:font-size="20pt" officeooo:rsid="001c89e2" officeooo:paragraph-rsid="00366849" style:font-size-asian="20pt" style:font-size-complex="20pt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font-name="Liberation Serif" fo:font-size="20pt" officeooo:rsid="0029b6be" officeooo:paragraph-rsid="0029b6be" style:font-size-asian="20pt" style:font-size-complex="20pt"/>
    </style:style>
    <style:style style:name="P39" style:family="paragraph" style:parent-style-name="Standard">
      <style:paragraph-properties fo:margin-left="0in" fo:margin-right="0in" fo:text-indent="0in" style:auto-text-indent="false"/>
      <style:text-properties style:font-name="Liberation Serif" fo:font-size="20pt" officeooo:rsid="002b6203" officeooo:paragraph-rsid="002b6203" style:font-size-asian="20pt" style:font-size-complex="20pt"/>
    </style:style>
    <style:style style:name="P40" style:family="paragraph" style:parent-style-name="Standard">
      <style:paragraph-properties fo:margin-left="0in" fo:margin-right="0in" fo:text-indent="0in" style:auto-text-indent="false"/>
      <style:text-properties style:font-name="Liberation Serif" fo:font-size="20pt" officeooo:rsid="002b6203" officeooo:paragraph-rsid="002cb84e" style:font-size-asian="20pt" style:font-size-complex="20pt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font-name="Liberation Serif" fo:font-size="20pt" officeooo:paragraph-rsid="0029b6be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font-name="Liberation Serif" fo:font-size="13pt" officeooo:rsid="002b6203" officeooo:paragraph-rsid="002b6203" style:font-size-asian="13pt" style:font-size-complex="13pt"/>
    </style:style>
    <style:style style:name="P43" style:family="paragraph" style:parent-style-name="Standard">
      <style:paragraph-properties fo:margin-left="0in" fo:margin-right="0in" fo:text-indent="0in" style:auto-text-indent="false"/>
      <style:text-properties style:font-name="Liberation Serif" fo:font-size="13pt" officeooo:rsid="002b6203" officeooo:paragraph-rsid="002cb84e" style:font-size-asian="13pt" style:font-size-complex="13pt"/>
    </style:style>
    <style:style style:name="P44" style:family="paragraph" style:parent-style-name="Standard">
      <style:paragraph-properties fo:margin-left="0in" fo:margin-right="0in" fo:text-indent="0in" style:auto-text-indent="false"/>
      <style:text-properties style:font-name="Liberation Serif" fo:font-size="13pt" officeooo:rsid="002ce21e" officeooo:paragraph-rsid="002ce21e" style:font-size-asian="13pt" style:font-size-complex="13pt"/>
    </style:style>
    <style:style style:name="P45" style:family="paragraph" style:parent-style-name="Standard">
      <style:paragraph-properties fo:margin-left="0in" fo:margin-right="0in" fo:text-indent="0in" style:auto-text-indent="false"/>
      <style:text-properties style:font-name="Liberation Serif" fo:font-size="13pt" officeooo:paragraph-rsid="00200d6d" style:font-size-asian="13pt" style:font-size-complex="13pt"/>
    </style:style>
    <style:style style:name="P46" style:family="paragraph" style:parent-style-name="Standard">
      <style:paragraph-properties fo:margin-left="0in" fo:margin-right="0in" fo:text-indent="0in" style:auto-text-indent="false"/>
      <style:text-properties style:font-name="Liberation Serif" fo:font-size="13pt" officeooo:paragraph-rsid="0021226f" style:font-size-asian="13pt" style:font-size-complex="13pt"/>
    </style:style>
    <style:style style:name="T1" style:family="text">
      <style:text-properties officeooo:rsid="001c89e2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95669" style:font-weight-asian="bold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fo:font-weight="normal" officeooo:rsid="0031ba23" style:font-size-asian="13pt" style:font-weight-asian="normal" style:font-size-complex="13pt" style:font-weight-complex="normal"/>
    </style:style>
    <style:style style:name="T7" style:family="text">
      <style:text-properties fo:font-size="20pt" style:font-size-asian="17.5pt" style:font-size-complex="20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1d70a5" style:font-size-asian="14pt" style:font-size-complex="14pt"/>
    </style:style>
    <style:style style:name="T10" style:family="text">
      <style:text-properties fo:font-size="14pt" officeooo:rsid="001c89e2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/>
    </style:style>
    <style:style style:name="T12" style:family="text">
      <style:text-properties fo:font-size="14pt" fo:font-weight="normal" officeooo:rsid="0031ba23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1c89e2" style:font-size-asian="14pt" style:font-weight-asian="normal" style:font-size-complex="14pt" style:font-weight-complex="normal"/>
    </style:style>
    <style:style style:name="T14" style:family="text">
      <style:text-properties officeooo:rsid="001d70a5"/>
    </style:style>
    <style:style style:name="T15" style:family="text">
      <style:text-properties fo:font-variant="normal" fo:text-transform="none" fo:color="#232629" style:font-name="var ff-mono" fo:letter-spacing="normal" fo:font-style="normal" fo:font-weight="normal" loext:padding="0in" loext:border="none"/>
    </style:style>
    <style:style style:name="T16" style:family="text">
      <style:text-properties fo:font-variant="normal" fo:text-transform="none" fo:color="#232629" style:font-name="var ff-mono" fo:letter-spacing="normal" fo:font-style="normal" fo:font-weight="normal" officeooo:rsid="001d70a5" loext:padding="0in" loext:border="none"/>
    </style:style>
    <style:style style:name="T17" style:family="text">
      <style:text-properties fo:font-variant="normal" fo:text-transform="none" fo:color="#232629" style:font-name="var ff-mono" fo:font-size="13pt" fo:letter-spacing="normal" fo:font-style="normal" fo:font-weight="normal" style:font-size-asian="13pt" style:font-size-complex="13pt" loext:padding="0in" loext:border="none"/>
    </style:style>
    <style:style style:name="T18" style:family="text">
      <style:text-properties fo:font-variant="normal" fo:text-transform="none" fo:color="#232629" style:font-name="var ff-mono" fo:font-size="13pt" fo:letter-spacing="normal" fo:font-style="normal" fo:font-weight="normal" officeooo:rsid="001d70a5" style:font-size-asian="13pt" style:font-size-complex="13pt" loext:padding="0in" loext:border="none"/>
    </style:style>
    <style:style style:name="T19" style:family="text">
      <style:text-properties fo:font-variant="normal" fo:text-transform="none" fo:color="#232629" style:font-name="apple-system" fo:font-size="11.25pt" fo:letter-spacing="normal" fo:font-style="normal" fo:font-weight="normal"/>
    </style:style>
    <style:style style:name="T20" style:family="text">
      <style:text-properties fo:font-variant="normal" fo:text-transform="none" fo:color="#232629" style:font-name="apple-system" fo:font-size="20pt" fo:letter-spacing="normal" fo:font-style="normal" fo:font-weight="normal" officeooo:rsid="001e0f5f" style:font-size-asian="17.5pt" style:font-size-complex="20pt"/>
    </style:style>
    <style:style style:name="T21" style:family="text">
      <style:text-properties fo:font-variant="normal" fo:text-transform="none" fo:color="#232629" style:font-name="apple-system" fo:font-size="20pt" fo:letter-spacing="normal" fo:font-style="normal" fo:font-weight="normal" officeooo:rsid="001c89e2" style:font-size-asian="17.5pt" style:font-size-complex="20pt"/>
    </style:style>
    <style:style style:name="T22" style:family="text">
      <style:text-properties fo:font-variant="normal" fo:text-transform="none" fo:color="#232629" style:font-name="apple-system" fo:font-size="20pt" fo:letter-spacing="normal" fo:font-style="normal" fo:font-weight="normal" officeooo:rsid="00200d6d" style:font-size-asian="17.5pt" style:font-size-complex="20pt"/>
    </style:style>
    <style:style style:name="T23" style:family="text">
      <style:text-properties fo:font-variant="normal" fo:text-transform="none" fo:color="#232629" style:font-name="apple-system" fo:letter-spacing="normal" fo:font-style="normal" fo:font-weight="normal"/>
    </style:style>
    <style:style style:name="T24" style:family="text">
      <style:text-properties fo:font-variant="normal" fo:text-transform="none" fo:color="#232629" style:font-name="apple-system" fo:letter-spacing="normal" fo:font-style="normal" fo:font-weight="normal" officeooo:rsid="001c89e2" style:font-weight-asian="bold"/>
    </style:style>
    <style:style style:name="T25" style:family="text">
      <style:text-properties fo:font-variant="normal" fo:text-transform="none" fo:color="#232629" style:font-name="apple-system" fo:letter-spacing="normal" fo:font-style="normal" fo:font-weight="normal" officeooo:rsid="001f01e0"/>
    </style:style>
    <style:style style:name="T26" style:family="text">
      <style:text-properties fo:font-variant="normal" fo:text-transform="none" fo:color="#232629" style:font-name="apple-system" fo:letter-spacing="normal" fo:font-style="normal" fo:font-weight="normal" officeooo:rsid="0021226f"/>
    </style:style>
    <style:style style:name="T27" style:family="text">
      <style:text-properties fo:font-variant="normal" fo:text-transform="none" fo:color="#232629" style:font-name="apple-system" fo:letter-spacing="normal" fo:font-style="normal" fo:font-weight="normal" officeooo:rsid="002577b7"/>
    </style:style>
    <style:style style:name="T28" style:family="text">
      <style:text-properties fo:font-variant="normal" fo:text-transform="none" fo:color="#232629" style:font-name="apple-system" fo:letter-spacing="normal" fo:font-style="normal" fo:font-weight="normal" officeooo:rsid="002715ce"/>
    </style:style>
    <style:style style:name="T29" style:family="text">
      <style:text-properties fo:font-variant="normal" fo:text-transform="none" fo:color="#232629" style:font-name="apple-system" fo:letter-spacing="normal" fo:font-style="normal" fo:font-weight="normal" officeooo:rsid="0028e6dd"/>
    </style:style>
    <style:style style:name="T30" style:family="text">
      <style:text-properties fo:font-variant="normal" fo:text-transform="none" fo:color="#232629" style:font-name="apple-system" fo:letter-spacing="normal" fo:font-style="normal" fo:font-weight="normal" officeooo:rsid="0029ae1b"/>
    </style:style>
    <style:style style:name="T31" style:family="text">
      <style:text-properties fo:font-variant="normal" fo:text-transform="none" fo:color="#232629" style:font-name="apple-system" fo:letter-spacing="normal" fo:font-style="normal" fo:font-weight="normal" officeooo:rsid="0029b6be"/>
    </style:style>
    <style:style style:name="T32" style:family="text">
      <style:text-properties fo:font-variant="normal" fo:text-transform="none" fo:color="#232629" style:font-name="apple-system" fo:letter-spacing="normal" fo:font-style="normal" fo:font-weight="normal" officeooo:rsid="002b6203"/>
    </style:style>
    <style:style style:name="T33" style:family="text">
      <style:text-properties fo:font-variant="normal" fo:text-transform="none" fo:color="#232629" style:font-name="apple-system" fo:letter-spacing="normal" fo:font-style="normal" fo:font-weight="normal" officeooo:rsid="002cb84e"/>
    </style:style>
    <style:style style:name="T34" style:family="text">
      <style:text-properties fo:font-variant="normal" fo:text-transform="none" fo:color="#232629" style:font-name="apple-system" fo:letter-spacing="normal" fo:font-style="normal" fo:font-weight="normal" officeooo:rsid="002ce21e"/>
    </style:style>
    <style:style style:name="T35" style:family="text">
      <style:text-properties fo:font-variant="normal" fo:text-transform="none" fo:color="#232629" style:font-name="apple-system" fo:letter-spacing="normal" fo:font-style="normal" fo:font-weight="normal" officeooo:rsid="002d6c1e"/>
    </style:style>
    <style:style style:name="T36" style:family="text">
      <style:text-properties fo:font-variant="normal" fo:text-transform="none" fo:color="#232629" style:font-name="apple-system" fo:letter-spacing="normal" fo:font-style="normal" fo:font-weight="normal" officeooo:rsid="002e0a6a"/>
    </style:style>
    <style:style style:name="T37" style:family="text">
      <style:text-properties fo:font-variant="normal" fo:text-transform="none" fo:color="#232629" style:font-name="apple-system" fo:letter-spacing="normal" fo:font-style="normal" fo:font-weight="normal" officeooo:rsid="002e8367"/>
    </style:style>
    <style:style style:name="T38" style:family="text">
      <style:text-properties fo:font-variant="normal" fo:text-transform="none" fo:color="#232629" style:font-name="apple-system" fo:font-size="13pt" fo:letter-spacing="normal" fo:font-style="normal" fo:font-weight="normal" style:font-size-asian="13pt" style:font-size-complex="13pt"/>
    </style:style>
    <style:style style:name="T39" style:family="text">
      <style:text-properties fo:font-variant="normal" fo:text-transform="none" fo:color="#232629" style:font-name="apple-system" fo:font-size="13pt" fo:letter-spacing="normal" fo:font-style="normal" fo:font-weight="normal" officeooo:rsid="001f01e0" style:font-size-asian="13pt" style:font-size-complex="13pt"/>
    </style:style>
    <style:style style:name="T40" style:family="text">
      <style:text-properties fo:font-variant="normal" fo:text-transform="none" fo:color="#232629" style:font-name="apple-system" fo:font-size="13pt" fo:letter-spacing="normal" fo:font-style="normal" fo:font-weight="normal" officeooo:rsid="0021226f" style:font-size-asian="13pt" style:font-size-complex="13pt"/>
    </style:style>
    <style:style style:name="T41" style:family="text">
      <style:text-properties fo:font-variant="normal" fo:text-transform="none" fo:color="#232629" style:font-name="apple-system" fo:font-size="13pt" fo:letter-spacing="normal" fo:font-style="normal" fo:font-weight="normal" officeooo:rsid="002d6c1e" style:font-size-asian="13pt" style:font-size-complex="13pt"/>
    </style:style>
    <style:style style:name="T42" style:family="text">
      <style:text-properties fo:font-variant="normal" fo:text-transform="none" fo:color="#232629" style:font-name="apple-system" fo:font-size="13pt" fo:letter-spacing="normal" fo:font-style="normal" fo:font-weight="normal" officeooo:rsid="002e0a6a" style:font-size-asian="13pt" style:font-size-complex="13pt"/>
    </style:style>
    <style:style style:name="T43" style:family="text">
      <style:text-properties fo:font-variant="normal" fo:text-transform="none" fo:color="#232629" style:font-name="apple-system" fo:font-size="13pt" fo:letter-spacing="normal" fo:font-style="normal" fo:font-weight="normal" style:font-size-asian="13pt" style:font-weight-asian="normal" style:font-size-complex="13pt" style:font-weight-complex="normal"/>
    </style:style>
    <style:style style:name="T44" style:family="text">
      <style:text-properties fo:font-variant="normal" fo:text-transform="none" fo:color="#232629" style:font-name="apple-system" fo:font-size="13pt" fo:letter-spacing="normal" fo:font-style="normal" fo:font-weight="normal" officeooo:rsid="002577b7" style:font-size-asian="11.3500003814697pt" style:font-size-complex="13pt"/>
    </style:style>
    <style:style style:name="T45" style:family="text">
      <style:text-properties fo:font-variant="normal" fo:text-transform="none" fo:color="#232629" style:font-name="apple-system" fo:font-size="13pt" fo:letter-spacing="normal" fo:font-style="normal" fo:font-weight="normal" officeooo:rsid="002715ce" style:font-size-asian="11.3500003814697pt" style:font-size-complex="13pt"/>
    </style:style>
    <style:style style:name="T46" style:family="text">
      <style:text-properties fo:font-variant="normal" fo:text-transform="none" fo:color="#232629" style:font-name="apple-system" fo:font-size="13pt" fo:letter-spacing="normal" fo:font-style="normal" fo:font-weight="normal" officeooo:rsid="002577b7" style:font-size-asian="11.3500003814697pt" style:font-weight-asian="normal" style:font-size-complex="13pt" style:font-weight-complex="normal"/>
    </style:style>
    <style:style style:name="T47" style:family="text">
      <style:text-properties fo:font-variant="normal" fo:text-transform="none" fo:color="#232629" fo:letter-spacing="normal" fo:font-style="normal" fo:font-weight="normal"/>
    </style:style>
    <style:style style:name="T48" style:family="text">
      <style:text-properties fo:font-variant="normal" fo:text-transform="none" fo:color="#232629" fo:letter-spacing="normal" fo:font-style="normal" fo:font-weight="normal" style:font-weight-asian="normal" style:font-weight-complex="normal"/>
    </style:style>
    <style:style style:name="T49" style:family="text">
      <style:text-properties fo:font-variant="normal" fo:text-transform="none" fo:color="#232629" fo:letter-spacing="normal" fo:font-style="normal" fo:font-weight="normal" officeooo:rsid="00298e96" style:font-weight-asian="normal" style:font-weight-complex="normal"/>
    </style:style>
    <style:style style:name="T50" style:family="text">
      <style:text-properties fo:font-variant="normal" fo:text-transform="none" fo:color="#232629" fo:letter-spacing="normal" fo:font-style="normal" fo:font-weight="normal" officeooo:rsid="00366849" style:font-weight-asian="normal" style:font-weight-complex="normal"/>
    </style:style>
    <style:style style:name="T51" style:family="text">
      <style:text-properties fo:font-variant="normal" fo:text-transform="none" fo:color="#232629" fo:letter-spacing="normal" fo:font-style="normal" fo:font-weight="normal" officeooo:rsid="00395669" style:font-weight-asian="normal" style:font-weight-complex="normal"/>
    </style:style>
    <style:style style:name="T52" style:family="text">
      <style:text-properties fo:font-variant="normal" fo:text-transform="none" fo:color="#232629" fo:letter-spacing="normal" fo:font-style="normal" fo:font-weight="normal" officeooo:rsid="0028e6dd"/>
    </style:style>
    <style:style style:name="T53" style:family="text">
      <style:text-properties fo:font-variant="normal" fo:text-transform="none" fo:color="#232629" fo:letter-spacing="normal" fo:font-style="normal" fo:font-weight="normal" officeooo:rsid="00298e96"/>
    </style:style>
    <style:style style:name="T54" style:family="text">
      <style:text-properties fo:font-variant="normal" fo:text-transform="none" fo:color="#232629" fo:letter-spacing="normal" fo:font-style="normal" fo:font-weight="normal" officeooo:rsid="0029ae1b"/>
    </style:style>
    <style:style style:name="T55" style:family="text">
      <style:text-properties fo:font-variant="normal" fo:text-transform="none" fo:color="#232629" fo:letter-spacing="normal" fo:font-style="normal" fo:font-weight="normal" officeooo:rsid="002b6203"/>
    </style:style>
    <style:style style:name="T56" style:family="text">
      <style:text-properties fo:font-variant="normal" fo:text-transform="none" fo:color="#232629" fo:letter-spacing="normal" fo:font-style="normal" fo:font-weight="normal" officeooo:rsid="001c89e2"/>
    </style:style>
    <style:style style:name="T57" style:family="text">
      <style:text-properties fo:font-variant="normal" fo:text-transform="none" fo:color="#232629" fo:letter-spacing="normal" fo:font-style="normal" fo:font-weight="normal" officeooo:rsid="002cb84e"/>
    </style:style>
    <style:style style:name="T58" style:family="text">
      <style:text-properties fo:font-variant="normal" fo:text-transform="none" fo:color="#232629" fo:letter-spacing="normal" fo:font-style="normal" fo:font-weight="normal" officeooo:rsid="001f01e0"/>
    </style:style>
    <style:style style:name="T59" style:family="text">
      <style:text-properties fo:font-variant="normal" fo:text-transform="none" fo:color="#232629" fo:letter-spacing="normal" fo:font-style="normal" fo:font-weight="normal" officeooo:rsid="0021226f"/>
    </style:style>
    <style:style style:name="T60" style:family="text">
      <style:text-properties fo:font-variant="normal" fo:text-transform="none" fo:color="#232629" fo:letter-spacing="normal" fo:font-style="normal" fo:font-weight="bold" style:font-weight-asian="bold" style:font-weight-complex="normal"/>
    </style:style>
    <style:style style:name="T61" style:family="text">
      <style:text-properties fo:font-variant="normal" fo:text-transform="none" fo:color="#232629" fo:letter-spacing="normal" fo:font-style="normal" fo:font-weight="bold" officeooo:rsid="0028e6dd" style:font-weight-asian="bold"/>
    </style:style>
    <style:style style:name="T62" style:family="text">
      <style:text-properties fo:font-variant="normal" fo:text-transform="none" fo:color="#232629" fo:letter-spacing="normal" officeooo:rsid="001c89e2"/>
    </style:style>
    <style:style style:name="T63" style:family="text">
      <style:text-properties fo:font-variant="normal" fo:text-transform="none" fo:color="#232629" fo:letter-spacing="normal" officeooo:rsid="001d70a5"/>
    </style:style>
    <style:style style:name="T64" style:family="text">
      <style:text-properties fo:font-variant="normal" fo:text-transform="none" fo:color="#232629" fo:font-size="14pt" fo:letter-spacing="normal" officeooo:rsid="001c89e2" style:font-size-asian="14pt" style:font-size-complex="14pt"/>
    </style:style>
    <style:style style:name="T65" style:family="text">
      <style:text-properties fo:font-variant="normal" fo:text-transform="none" fo:color="#232629" fo:font-size="14pt" fo:letter-spacing="normal" officeooo:rsid="001d70a5" style:font-size-asian="14pt" style:font-size-complex="14pt"/>
    </style:style>
    <style:style style:name="T66" style:family="text">
      <style:text-properties fo:font-variant="normal" fo:text-transform="none" fo:color="#232629" style:font-name="Liberation Serif" fo:letter-spacing="normal" fo:font-style="normal" fo:font-weight="normal"/>
    </style:style>
    <style:style style:name="T67" style:family="text">
      <style:text-properties fo:font-variant="normal" fo:text-transform="none" fo:color="#232629" style:font-name="Liberation Serif" fo:letter-spacing="normal" fo:font-style="normal" fo:font-weight="normal" loext:padding="0in" loext:border="none"/>
    </style:style>
    <style:style style:name="T68" style:family="text">
      <style:text-properties fo:font-variant="normal" fo:text-transform="none" fo:color="#232629" style:font-name="Liberation Serif" fo:letter-spacing="normal" fo:font-style="normal" fo:font-weight="normal" officeooo:rsid="001d70a5" loext:padding="0in" loext:border="none"/>
    </style:style>
    <style:style style:name="T69" style:family="text">
      <style:text-properties fo:font-variant="normal" fo:text-transform="none" fo:color="#232629" style:font-name="Liberation Serif" fo:font-size="13pt" fo:letter-spacing="normal" fo:font-style="normal" fo:font-weight="normal" style:font-size-asian="13pt" style:font-size-complex="13pt"/>
    </style:style>
    <style:style style:name="T70" style:family="text">
      <style:text-properties fo:font-variant="normal" fo:text-transform="none" fo:color="#232629" style:font-name="Liberation Serif" fo:font-size="13pt" fo:letter-spacing="normal" fo:font-style="normal" fo:font-weight="normal" officeooo:rsid="002b6203" style:font-size-asian="13pt" style:font-size-complex="13pt"/>
    </style:style>
    <style:style style:name="T71" style:family="text">
      <style:text-properties fo:font-variant="normal" fo:text-transform="none" fo:color="#232629" style:font-name="Liberation Serif" fo:font-size="13pt" fo:letter-spacing="normal" fo:font-style="normal" fo:font-weight="normal" officeooo:rsid="002c5d04" style:font-size-asian="13pt" style:font-size-complex="13pt"/>
    </style:style>
    <style:style style:name="T72" style:family="text">
      <style:text-properties fo:font-variant="normal" fo:text-transform="none" fo:color="#232629" style:font-name="Liberation Serif" fo:font-size="13pt" fo:letter-spacing="normal" fo:font-style="normal" fo:font-weight="normal" officeooo:rsid="00366849" style:font-size-asian="13pt" style:font-size-complex="13pt"/>
    </style:style>
    <style:style style:name="T73" style:family="text">
      <style:text-properties fo:font-variant="normal" fo:text-transform="none" fo:color="#232629" style:font-name="Liberation Serif" fo:font-size="13pt" fo:letter-spacing="normal" fo:font-style="normal" fo:font-weight="normal" style:font-size-asian="13pt" style:font-size-complex="13pt" loext:padding="0in" loext:border="none"/>
    </style:style>
    <style:style style:name="T74" style:family="text">
      <style:text-properties fo:font-variant="normal" fo:text-transform="none" fo:color="#232629" style:font-name="Liberation Serif" fo:font-size="13pt" fo:letter-spacing="normal" fo:font-style="normal" fo:font-weight="normal" officeooo:rsid="001d70a5" style:font-size-asian="13pt" style:font-size-complex="13pt" loext:padding="0in" loext:border="none"/>
    </style:style>
    <style:style style:name="T75" style:family="text">
      <style:text-properties fo:font-variant="normal" fo:text-transform="none" fo:color="#232629" style:font-name="Liberation Serif" fo:font-size="13pt" fo:letter-spacing="normal" fo:font-style="normal" fo:font-weight="normal" officeooo:rsid="001f01e0" style:font-size-asian="13pt" style:font-size-complex="13pt"/>
    </style:style>
    <style:style style:name="T76" style:family="text">
      <style:text-properties fo:font-variant="normal" fo:text-transform="none" fo:color="#232629" style:font-name="Liberation Serif" fo:font-size="13pt" fo:letter-spacing="normal" fo:font-style="normal" fo:font-weight="normal" officeooo:rsid="002577b7" style:font-size-asian="13pt" style:font-size-complex="13pt"/>
    </style:style>
    <style:style style:name="T77" style:family="text">
      <style:text-properties fo:font-variant="normal" fo:text-transform="none" fo:color="#232629" style:font-name="Liberation Serif" fo:font-size="13pt" fo:letter-spacing="normal" fo:font-style="normal" fo:font-weight="normal" officeooo:rsid="002715ce" style:font-size-asian="13pt" style:font-size-complex="13pt"/>
    </style:style>
    <style:style style:name="T78" style:family="text">
      <style:text-properties fo:font-variant="normal" fo:text-transform="none" fo:color="#232629" style:font-name="Liberation Serif" fo:font-size="13pt" fo:letter-spacing="normal" fo:font-style="normal" fo:font-weight="normal" style:font-size-asian="13pt" style:font-weight-asian="normal" style:font-size-complex="13pt" style:font-weight-complex="normal"/>
    </style:style>
    <style:style style:name="T79" style:family="text">
      <style:text-properties fo:font-variant="normal" fo:text-transform="none" fo:color="#232629" style:font-name="Liberation Serif" fo:font-size="13pt" fo:letter-spacing="normal" fo:font-style="normal" fo:font-weight="normal" officeooo:rsid="002577b7" style:font-size-asian="11.3500003814697pt" style:font-size-complex="13pt"/>
    </style:style>
    <style:style style:name="T80" style:family="text">
      <style:text-properties fo:font-variant="normal" fo:text-transform="none" fo:color="#232629" style:font-name="Liberation Serif" fo:font-size="13pt" fo:letter-spacing="normal" fo:font-style="normal" fo:font-weight="normal" officeooo:rsid="002715ce" style:font-size-asian="11.3500003814697pt" style:font-size-complex="13pt"/>
    </style:style>
    <style:style style:name="T81" style:family="text">
      <style:text-properties fo:font-variant="normal" fo:text-transform="none" fo:color="#232629" style:font-name="Liberation Serif" fo:font-size="13pt" fo:letter-spacing="normal" fo:font-style="normal" fo:font-weight="normal" officeooo:rsid="002577b7" style:font-size-asian="11.3500003814697pt" style:font-weight-asian="normal" style:font-size-complex="13pt" style:font-weight-complex="normal"/>
    </style:style>
    <style:style style:name="T82" style:family="text">
      <style:text-properties fo:font-variant="normal" fo:text-transform="none" fo:color="#232629" style:font-name="Liberation Serif" fo:font-size="12pt" fo:letter-spacing="normal" fo:font-style="normal" fo:font-weight="normal" officeooo:rsid="002577b7" style:font-size-asian="12pt" style:font-size-complex="12pt"/>
    </style:style>
    <style:style style:name="T83" style:family="text">
      <style:text-properties fo:font-variant="normal" fo:text-transform="none" fo:color="#232629" fo:font-size="13pt" fo:letter-spacing="normal" fo:font-style="normal" fo:font-weight="normal" style:font-size-asian="13pt" style:font-size-complex="13pt"/>
    </style:style>
    <style:style style:name="T84" style:family="text">
      <style:text-properties fo:font-variant="normal" fo:text-transform="none" fo:color="#232629" fo:font-size="13pt" fo:letter-spacing="normal" fo:font-style="normal" fo:font-weight="normal" officeooo:rsid="0028e6dd" style:font-size-asian="13pt" style:font-size-complex="13pt"/>
    </style:style>
    <style:style style:name="T85" style:family="text">
      <style:text-properties fo:font-variant="normal" fo:text-transform="none" fo:color="#232629" fo:font-size="13pt" fo:letter-spacing="normal" fo:font-style="normal" fo:font-weight="normal" officeooo:rsid="0029ae1b" style:font-size-asian="13pt" style:font-size-complex="13pt"/>
    </style:style>
    <style:style style:name="T86" style:family="text">
      <style:text-properties fo:font-variant="normal" fo:text-transform="none" fo:color="#232629" fo:font-size="13pt" fo:letter-spacing="normal" fo:font-style="normal" fo:font-weight="normal" officeooo:rsid="0029b6be" style:font-size-asian="13pt" style:font-size-complex="13pt"/>
    </style:style>
    <style:style style:name="T87" style:family="text">
      <style:text-properties fo:font-variant="normal" fo:text-transform="none" fo:color="#232629" fo:font-size="13pt" fo:letter-spacing="normal" fo:font-style="normal" fo:font-weight="normal" officeooo:rsid="002aedd2" style:font-size-asian="13pt" style:font-size-complex="13pt"/>
    </style:style>
    <style:style style:name="T88" style:family="text">
      <style:text-properties fo:font-variant="normal" fo:text-transform="none" fo:color="#232629" fo:font-size="13pt" fo:letter-spacing="normal" fo:font-style="normal" fo:font-weight="normal" officeooo:rsid="002cb84e" style:font-size-asian="13pt" style:font-size-complex="13pt"/>
    </style:style>
    <style:style style:name="T89" style:family="text">
      <style:text-properties fo:font-variant="normal" fo:text-transform="none" fo:color="#232629" fo:font-size="13pt" fo:letter-spacing="normal" fo:font-style="normal" fo:font-weight="normal" officeooo:rsid="002d6c1e" style:font-size-asian="13pt" style:font-size-complex="13pt"/>
    </style:style>
    <style:style style:name="T90" style:family="text">
      <style:text-properties fo:font-variant="normal" fo:text-transform="none" fo:color="#232629" fo:font-size="13pt" fo:letter-spacing="normal" fo:font-style="normal" fo:font-weight="normal" officeooo:rsid="002e8367" style:font-size-asian="13pt" style:font-size-complex="13pt"/>
    </style:style>
    <style:style style:name="T91" style:family="text">
      <style:text-properties fo:font-variant="normal" fo:text-transform="none" fo:color="#232629" fo:font-size="13pt" fo:letter-spacing="normal" fo:font-style="normal" fo:font-weight="normal" officeooo:rsid="0031ba23" style:font-size-asian="13pt" style:font-size-complex="13pt"/>
    </style:style>
    <style:style style:name="T92" style:family="text">
      <style:text-properties fo:font-variant="normal" fo:text-transform="none" fo:color="#232629" fo:font-size="13pt" fo:letter-spacing="normal" fo:font-style="normal" fo:font-weight="normal" officeooo:rsid="00366849" style:font-size-asian="13pt" style:font-size-complex="13pt"/>
    </style:style>
    <style:style style:name="T93" style:family="text">
      <style:text-properties fo:font-variant="normal" fo:text-transform="none" fo:color="#232629" fo:font-size="13pt" fo:letter-spacing="normal" fo:font-style="normal" fo:font-weight="normal" style:font-size-asian="13pt" style:font-size-complex="13pt" loext:padding="0in" loext:border="none"/>
    </style:style>
    <style:style style:name="T94" style:family="text">
      <style:text-properties fo:font-variant="normal" fo:text-transform="none" fo:color="#232629" fo:font-size="13pt" fo:letter-spacing="normal" fo:font-style="normal" fo:font-weight="normal" officeooo:rsid="001d70a5" style:font-size-asian="13pt" style:font-size-complex="13pt" loext:padding="0in" loext:border="none"/>
    </style:style>
    <style:style style:name="T95" style:family="text">
      <style:text-properties fo:font-variant="normal" fo:text-transform="none" fo:color="#232629" fo:font-size="13pt" fo:letter-spacing="normal" fo:font-style="normal" fo:font-weight="normal" officeooo:rsid="0029ae1b" style:font-size-asian="13pt" style:font-weight-asian="normal" style:font-size-complex="13pt" style:font-weight-complex="normal"/>
    </style:style>
    <style:style style:name="T96" style:family="text">
      <style:text-properties fo:font-variant="normal" fo:text-transform="none" fo:color="#232629" fo:font-size="13pt" fo:letter-spacing="normal" fo:font-style="normal" fo:font-weight="normal" officeooo:rsid="00366849" style:font-size-asian="13pt" style:font-weight-asian="normal" style:font-size-complex="13pt" style:font-weight-complex="normal"/>
    </style:style>
    <style:style style:name="T97" style:family="text">
      <style:text-properties fo:font-variant="normal" fo:text-transform="none" fo:color="#232629" fo:font-size="13pt" fo:letter-spacing="normal" fo:font-style="normal" fo:font-weight="normal" officeooo:rsid="002e8367" style:font-size-asian="11.3500003814697pt" style:font-size-complex="13pt"/>
    </style:style>
    <style:style style:name="T98" style:family="text">
      <style:text-properties fo:font-variant="normal" fo:text-transform="none" fo:color="#232629" fo:font-size="20pt" fo:letter-spacing="normal" fo:font-style="normal" fo:font-weight="normal" officeooo:rsid="001c89e2" style:font-size-asian="17.5pt" style:font-size-complex="20pt"/>
    </style:style>
    <style:style style:name="T99" style:family="text">
      <style:text-properties fo:font-variant="normal" fo:text-transform="none" fo:color="#000000" style:font-name="Liberation Serif" fo:font-size="13pt" fo:letter-spacing="normal" fo:font-style="normal" fo:font-weight="normal" style:font-size-asian="13pt" style:font-size-complex="13pt"/>
    </style:style>
    <style:style style:name="T100" style:family="text">
      <style:text-properties fo:font-variant="normal" fo:text-transform="none" fo:color="#000000" style:font-name="Liberation Serif" fo:font-size="13pt" fo:letter-spacing="normal" fo:font-style="normal" style:font-size-asian="13pt" style:font-size-complex="13pt"/>
    </style:style>
    <style:style style:name="T101" style:family="text">
      <style:text-properties fo:font-weight="normal" style:font-weight-asian="normal" style:font-weight-complex="normal"/>
    </style:style>
    <style:style style:name="T102" style:family="text">
      <style:text-properties fo:font-weight="normal" officeooo:rsid="00298e96" style:font-weight-asian="normal" style:font-weight-complex="normal"/>
    </style:style>
    <style:style style:name="T103" style:family="text">
      <style:text-properties fo:font-weight="normal" officeooo:rsid="0031ba23" style:font-weight-asian="normal" style:font-weight-complex="normal"/>
    </style:style>
    <style:style style:name="T104" style:family="text">
      <style:text-properties fo:font-weight="normal" officeooo:rsid="001c89e2" style:font-weight-asian="normal" style:font-weight-complex="normal"/>
    </style:style>
    <style:style style:name="T105" style:family="text">
      <style:text-properties officeooo:rsid="001f01e0"/>
    </style:style>
    <style:style style:name="T106" style:family="text">
      <style:text-properties style:font-weight-complex="bold"/>
    </style:style>
    <style:style style:name="T107" style:family="text">
      <style:text-properties officeooo:rsid="00298e96"/>
    </style:style>
    <style:style style:name="T108" style:family="text">
      <style:text-properties style:font-name="Liberation Serif"/>
    </style:style>
    <style:style style:name="T109" style:family="text">
      <style:text-properties style:font-name="Liberation Serif" fo:font-weight="normal" officeooo:rsid="0031ba23" style:font-weight-asian="normal" style:font-weight-complex="normal"/>
    </style:style>
    <style:style style:name="T110" style:family="text">
      <style:text-properties style:font-name="Liberation Serif" fo:font-size="13pt" style:font-size-asian="13pt" style:font-size-complex="13pt"/>
    </style:style>
    <style:style style:name="T111" style:family="text">
      <style:text-properties style:font-name="Liberation Serif" fo:font-size="13pt" fo:font-weight="normal" officeooo:rsid="0031ba23" style:font-size-asian="13pt" style:font-weight-asian="normal" style:font-size-complex="13pt" style:font-weight-complex="normal"/>
    </style:style>
    <style:style style:name="T112" style:family="text">
      <style:text-properties style:font-name="Liberation Serif" officeooo:rsid="001d70a5"/>
    </style:style>
    <style:style style:name="T113" style:family="text">
      <style:text-properties officeooo:rsid="002b6203"/>
    </style:style>
    <style:style style:name="T114" style:family="text">
      <style:text-properties officeooo:rsid="002c5d04"/>
    </style:style>
    <style:style style:name="T115" style:family="text">
      <style:text-properties officeooo:rsid="002e0a6a"/>
    </style:style>
    <style:style style:name="T116" style:family="text">
      <style:text-properties officeooo:rsid="003956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 text:c="4"/>NSL RA EXAM-NUHASH</text:p>
      <text:p text:style-name="P6"/>
      <text:p text:style-name="P6">A. Unix Comma<text:span text:style-name="T115">n</text:span>ds:</text:p>
      <text:p text:style-name="P6"><text:s text:c="2"/>A1.</text:p>
      <text:p text:style-name="P6"/>
      <text:p text:style-name="P7"><text:tab/> <text:span text:style-name="T2">/tmp/data/images/</text:span> - <text:s/>there could be more folder before tmp file.</text:p>
      <text:p text:style-name="P19"><text:span text:style-name="T2"><text:s/>tmp/data/images/ - </text:span>there are no folder before tmp.</text:p>
      <text:p text:style-name="P7"><text:span text:style-name="T2"><text:tab/> ./tmp/data/images/ </text:span>- tmp is the root directory.</text:p>
      <text:p text:style-name="P7"/>
      <text:p text:style-name="P7"><text:span text:style-name="T7"><text:s text:c="2"/>A2.</text:span></text:p>
      <text:p text:style-name="P7"><text:span text:style-name="T7"/></text:p>
      <text:p text:style-name="P7"><text:tab/><text:span text:style-name="T2">~ </text:span>means home directory in Linux OS. “echo ~” will show the current home <text:tab/>directory in the terminal.</text:p>
      <text:p text:style-name="P7"><text:span text:style-name="T8"/></text:p>
      <text:p text:style-name="P7"><text:span text:style-name="T8"><text:s text:c="3"/></text:span><text:span text:style-name="T7">A3.</text:span></text:p>
      <text:p text:style-name="P7"><text:span text:style-name="T7"/></text:p>
      <text:p text:style-name="P7"><text:tab/>“mkdir {1..10}” this command will make 10 directories named 1 to 10 in the <text:tab/>directory the terminal is in.</text:p>
      <text:p text:style-name="P7"><text:span text:style-name="T8"/></text:p>
      <text:p text:style-name="P7"><text:span text:style-name="T8"><text:s text:c="3"/></text:span><text:span text:style-name="T7">A4.</text:span></text:p>
      <text:p text:style-name="P7"><text:span text:style-name="T7"/></text:p>
      <text:p text:style-name="P7"><text:span text:style-name="T7"><text:tab/></text:span><text:span text:style-name="T108">“mkdir data” only creates a folder </text:span><text:span text:style-name="T112">named data</text:span><text:span text:style-name="T108"> in the current directory of the <text:tab/>terminal is in.</text:span></text:p>
      <text:p text:style-name="P9"><text:span text:style-name="T110"><text:tab/>“mkdir -p data” makes sure that </text:span><text:span text:style-name="T111">mkdir </text:span><text:span text:style-name="T110">adds any missing parent directories in the <text:tab/>process.</text:span><text:span text:style-name="Source_20_Text"><text:span text:style-name="T73">- p </text:span></text:span><text:span text:style-name="Source_20_Text"><text:span text:style-name="T74">i</text:span></text:span><text:span text:style-name="T69">s short for –</text:span><text:span text:style-name="Source_20_Text"><text:span text:style-name="T73">parents</text:span></text:span></text:p>
      <text:p text:style-name="P9"><text:span text:style-name="Source_20_Text"><text:span text:style-name="T73"/></text:span></text:p>
      <text:p text:style-name="P15"><text:span text:style-name="T1"><text:tab/>Between these two the </text:span><text:span text:style-name="T104">second</text:span><text:span text:style-name="T1"> one should be used for best practice.</text:span><text:span text:style-name="T62"> -</text:span><text:span text:style-name="T63">p</text:span><text:span text:style-name="T47"> will <text:tab/>create nested directories, but only if they don't exist already.</text:span></text:p>
      <text:p text:style-name="P9"><text:span text:style-name="T19"/></text:p>
      <text:p text:style-name="P10"><text:span text:style-name="T21"><text:s text:c="2"/>A</text:span><text:span text:style-name="T20">5</text:span><text:span text:style-name="T21">.</text:span></text:p>
      <text:p text:style-name="P10"><text:span text:style-name="T21"/></text:p>
      <text:p text:style-name="P5"><text:span text:style-name="T24"><text:tab/></text:span><text:span text:style-name="T75">Have to Write</text:span><text:span text:style-name="T69"> </text:span><text:span text:style-name="T78">the</text:span><text:span text:style-name="T69"> following command in terminal </text:span><text:span text:style-name="T75">to solve this problem.</text:span></text:p>
      <text:p text:style-name="P16"><text:span text:style-name="T58"><text:s text:c="11"/>At First get in the directory...</text:span></text:p>
      <text:p text:style-name="P2"><text:s text:c="23"/>“cd /image_directory”</text:p>
      <text:p text:style-name="P3"><text:s text:c="11"/><text:span text:style-name="T105">Then...</text:span></text:p>
      <text:p text:style-name="P3"><text:span text:style-name="T105"><text:tab/>write </text:span><text:s/>“<text:span text:style-name="T105">e</text:span>og 100000.png”</text:p>
      <text:p text:style-name="P3"><text:tab/>This line will open the required image file</text:p>
      <text:p text:style-name="P3"><text:tab/>Or</text:p>
      <text:p text:style-name="P3"><text:tab/>you can directly write the following command <text:span text:style-name="T105">that will do the work in one line.</text:span></text:p>
      <text:p text:style-name="P3"><text:soft-page-break/><text:span text:style-name="T47"><text:tab/>“eog /image_directory/100000.png”</text:span></text:p>
      <text:p text:style-name="P1"><text:span text:style-name="T23"/></text:p>
      <text:p text:style-name="P20"><text:span text:style-name="T21"><text:s text:c="3"/>A</text:span><text:span text:style-name="T22">6</text:span><text:span text:style-name="T21">.</text:span></text:p>
      <text:p text:style-name="P45"><text:span text:style-name="T56"><text:tab/></text:span><text:span text:style-name="T59">Following command will do the job.</text:span></text:p>
      <text:p text:style-name="P46"><text:span text:style-name="T59"><text:tab/>“find -type f -name "filename" -exec grep -l 'message_text' {} +”</text:span></text:p>
      <text:p text:style-name="P21"><text:span text:style-name="T26"/></text:p>
      <text:p text:style-name="P22"><text:span text:style-name="T27">B</text:span><text:span text:style-name="T26">. </text:span><text:span text:style-name="T27">Python Basic</text:span><text:span text:style-name="T26">:</text:span></text:p>
      <text:p text:style-name="P22"><text:span text:style-name="T26"/></text:p>
      <text:p text:style-name="P22"><text:span text:style-name="T26"><text:s text:c="3"/></text:span><text:span text:style-name="T27">B1.</text:span></text:p>
      <text:p text:style-name="P22"><text:span text:style-name="T27"><text:tab/></text:span><text:span text:style-name="T79">The solution of this problem is at “</text:span><text:span text:style-name="T81">B1_part_1_and_part_2.py</text:span><text:span text:style-name="T79">” file <text:tab/>in <text:tab/>“ra_evaluation_nuhash/B/B1” directory. I have solved both <text:tab/>part_1 and part_2 in the <text:tab/> same file.</text:span></text:p>
      <text:p text:style-name="P22"><text:span text:style-name="T44"/></text:p>
      <text:p text:style-name="P22"><text:span text:style-name="T44"><text:s text:c="5"/></text:span><text:span text:style-name="T27">B2.</text:span></text:p>
      <text:p text:style-name="P22"><text:span text:style-name="T27"><text:tab/></text:span><text:span text:style-name="T76">The solution of this problem is given at “B2.py” file in <text:tab/>“ra_evaluation_nuhash/B/B2” directory.</text:span></text:p>
      <text:p text:style-name="P22"><text:span text:style-name="T44"/></text:p>
      <text:p text:style-name="P23"><text:span text:style-name="T44"><text:s text:c="5"/></text:span><text:span text:style-name="T27">B</text:span><text:span text:style-name="T28">3</text:span><text:span text:style-name="T27">.</text:span></text:p>
      <text:p text:style-name="P23"><text:span text:style-name="T27"><text:tab/></text:span><text:span text:style-name="T76">The solution of this problem is given at “B</text:span><text:span text:style-name="T77">3”</text:span><text:span text:style-name="T76"> f</text:span><text:span text:style-name="T77">older</text:span><text:span text:style-name="T76"> in <text:tab/>“ra_evaluation_nuhash/B/B</text:span><text:span text:style-name="T77">3</text:span><text:span text:style-name="T76">” directory.</text:span></text:p>
      <text:p text:style-name="P25"><text:span text:style-name="T44"/></text:p>
      <text:p text:style-name="P24"><text:span text:style-name="T29">C</text:span><text:span text:style-name="T26">. </text:span><text:span text:style-name="T27">Python Basic</text:span><text:span text:style-name="T26">:</text:span></text:p>
      <text:p text:style-name="P24"><text:span text:style-name="T27"/></text:p>
      <text:p text:style-name="P24"><text:span text:style-name="T27"><text:s text:c="4"/></text:span><text:span text:style-name="T29">C1.</text:span></text:p>
      <text:p text:style-name="P24"><text:span text:style-name="T29"/></text:p>
      <text:p text:style-name="P11"><text:span text:style-name="T2">_variable_name: </text:span><text:span text:style-name="T51">It</text:span><text:span text:style-name="T50"> is o</text:span><text:span text:style-name="T48">nly a convention. A way for the programmer to indicate that the variable is private</text:span><text:span text:style-name="T60">. </text:span><text:span text:style-name="T49">S</text:span><text:span text:style-name="T101">ingle</text:span> pre underscore <text:span text:style-name="T107">have </text:span>internal use only. <text:span text:style-name="T102">Python </text:span>doesn't import the names which starts with a <text:span text:style-name="T107">single pre undescore</text:span><text:span text:style-name="T3">. </text:span><text:span text:style-name="T106">Single pre underscore doesn't stop from accessing the single pre_underscore variable. But, single pre underscore effects the names that are imported from the module.</text:span></text:p>
      <text:p text:style-name="P12"/>
      <text:p text:style-name="P13"><text:span text:style-name="T2"><text:s/>__variable_name: <text:s/></text:span><text:span text:style-name="T116">dou</text:span>ble pre underscore <text:span text:style-name="T107">indicates</text:span> the Python interpreter to rewrite the attribute name of subclasses to avoid naming conflicts. <text:span text:style-name="T107">It is a way to <text:s/></text:span><text:span text:style-name="T47">a way to ensure that the name will not overlap with a similar name in another class.</text:span></text:p>
      <text:p text:style-name="P13"><text:span text:style-name="T61">variable_name_ <text:s text:c="2"/></text:span><text:span text:style-name="T52">post single underscore is </text:span><text:span text:style-name="T53">written</text:span><text:span text:style-name="T52"> for naming variable </text:span><text:span text:style-name="T54">only</text:span><text:span text:style-name="T52">. It doesn’t affect any other module.</text:span></text:p>
      <text:p text:style-name="P13"><text:span text:style-name="T52"/></text:p>
      <text:p text:style-name="P28"><text:span text:style-name="T29"><text:s text:c="4"/></text:span></text:p>
      <text:p text:style-name="P28"><text:span text:style-name="T29"/></text:p>
      <text:p text:style-name="P28"><text:soft-page-break/><text:span text:style-name="T29"><text:s text:c="4"/>C</text:span><text:span text:style-name="T30">2</text:span><text:span text:style-name="T29">.</text:span><text:span text:style-name="T84"> </text:span></text:p>
      <text:p text:style-name="P26"><text:span text:style-name="T84"/></text:p>
      <text:p text:style-name="P26"><text:span text:style-name="T84"><text:tab/></text:span><text:span text:style-name="T85">Solution of this problem is in c2.py at “ra_evaluation_nuhash/C/C2/c2.py” director</text:span><text:span text:style-name="T87">y.</text:span></text:p>
      <text:p text:style-name="P26"><text:span text:style-name="T87"><text:tab/>__getitem__ and __setitem__ are the built in method </text:span><text:span text:style-name="T92">used</text:span><text:span text:style-name="T87"> to get access list like data. </text:span></text:p>
      <text:p text:style-name="P26"><text:span text:style-name="T85"><text:s text:c="3"/></text:span></text:p>
      <text:p text:style-name="P26"><text:span text:style-name="T85"/></text:p>
      <text:p text:style-name="P29"><text:span text:style-name="T29"><text:s text:c="4"/>C</text:span><text:span text:style-name="T31">3</text:span><text:span text:style-name="T29">.</text:span></text:p>
      <text:p text:style-name="P30"><text:span text:style-name="T29"><text:tab/></text:span><text:span text:style-name="T85">Solution of this problem is in c</text:span><text:span text:style-name="T86">3</text:span><text:span text:style-name="T85">.py at “ra_evaluation_nuhash/C/C</text:span><text:span text:style-name="T86">3</text:span><text:span text:style-name="T85">/c</text:span><text:span text:style-name="T86">3</text:span><text:span text:style-name="T85">.py” directory.</text:span></text:p>
      <text:p text:style-name="P30"><text:span text:style-name="T85"><text:tab/>The given code will print </text:span><text:span text:style-name="T95">“f from class A”. </text:span><text:span text:style-name="T96">It is because when the inheritance is <text:tab/>defined class A has the first priority.</text:span></text:p>
      <text:p text:style-name="P30"><text:span text:style-name="T95"/></text:p>
      <text:p text:style-name="P29"><text:span text:style-name="T29"><text:s text:c="4"/></text:span><text:span text:style-name="T31">C4.</text:span></text:p>
      <text:p text:style-name="P30"><text:s text:c="7"/><text:span text:style-name="T85">Solution of this problem is in c</text:span><text:span text:style-name="T86">4</text:span><text:span text:style-name="T85">.py at “ra_evaluation_nuhash/C/C</text:span><text:span text:style-name="T86">4</text:span><text:span text:style-name="T85">/c</text:span><text:span text:style-name="T86">4</text:span><text:span text:style-name="T85">.py” directory.</text:span></text:p>
      <text:p text:style-name="P37"><text:span text:style-name="T85"><text:tab/></text:span><text:span text:style-name="T92">B</text:span><text:span text:style-name="T86">uilt in method </text:span><text:span text:style-name="T85">__</text:span><text:span text:style-name="T86">call__ is implemented to get feature like y = layer(image). It </text:span><text:span text:style-name="T92"><text:tab/></text:span><text:span text:style-name="T86">makes object callable.</text:span></text:p>
      <text:p text:style-name="P30"><text:span text:style-name="T86"/></text:p>
      <text:p text:style-name="P38"><text:span text:style-name="T23"><text:s text:c="4"/>C5.</text:span></text:p>
      <text:p text:style-name="P38"><text:span text:style-name="T23"><text:s text:c="6"/></text:span><text:span text:style-name="T85">Solution of this problem is in c</text:span><text:span text:style-name="T83">5</text:span><text:span text:style-name="T85">.py at “ra_evaluation_nuhash/C/C</text:span><text:span text:style-name="T83">5</text:span><text:span text:style-name="T85">/c</text:span><text:span text:style-name="T83">5</text:span><text:span text:style-name="T85">.py” directory.</text:span></text:p>
      <text:p text:style-name="P41"><text:span text:style-name="T85"><text:tab/></text:span><text:span text:style-name="T86">T</text:span><text:span text:style-name="T85">o call Image class __init__() method from FlowerImage class </text:span><text:span text:style-name="T86">we need <text:tab/>super().__init__(width, height) </text:span></text:p>
      <text:p text:style-name="P41"><text:span text:style-name="T86"/></text:p>
      <text:p text:style-name="P27"><text:span text:style-name="T40"/></text:p>
      <text:p text:style-name="P31"><text:span text:style-name="T32">D</text:span><text:span text:style-name="T26">. </text:span><text:span text:style-name="T32">Data Structure &amp; Algorithm</text:span><text:span text:style-name="T26">:</text:span></text:p>
      <text:p text:style-name="P39"><text:span text:style-name="T26"><text:s text:c="4"/>D</text:span><text:span text:style-name="T23">1.</text:span></text:p>
      <text:p text:style-name="P39"><text:span text:style-name="T23"><text:tab/></text:span><text:span text:style-name="T83">For this data structure problem, we can use a nested dictionary structure. The dictionary will look like the following:</text:span></text:p>
      <text:p text:style-name="P39"><text:span text:style-name="T83"/></text:p>
      <text:p text:style-name="P14">voter_<text:span text:style-name="T114">data</text:span> = {</text:p>
      <text:p text:style-name="P14">voter_id_card_n<text:span text:style-name="T114">o</text:span>_1 : </text:p>
      <text:p text:style-name="P14"><text:s/><text:tab/>{</text:p>
      <text:p text:style-name="P14"><text:tab/>'name': '<text:span text:style-name="T113">Nuhash</text:span>', </text:p>
      <text:p text:style-name="P14"><text:tab/>'Address': 'Dhaka', </text:p>
      <text:p text:style-name="P14"><text:tab/>'Date_of_birth': '<text:span text:style-name="T113">1/2/3</text:span></text:p>
      <text:p text:style-name="P14"><text:tab/>},</text:p>
      <text:p text:style-name="P14"><text:s/>voter_id_card_n<text:span text:style-name="T114">o</text:span>_2 : </text:p>
      <text:p text:style-name="P14"><text:tab/>{</text:p>
      <text:p text:style-name="P14"><text:tab/>'name': '<text:span text:style-name="T113">Tanvir</text:span>', </text:p>
      <text:p text:style-name="P14"><text:tab/>'Address': '<text:span text:style-name="T113">Muktagacha</text:span>', </text:p>
      <text:p text:style-name="P14"><text:tab/>'Date_of_birth': '<text:span text:style-name="T113">4/5/6</text:span>'</text:p>
      <text:p text:style-name="P14"><text:tab/>}</text:p>
      <text:p text:style-name="P14"><text:span text:style-name="T55">}</text:span></text:p>
      <text:p text:style-name="P14"><text:span text:style-name="T55"/></text:p>
      <text:p text:style-name="P14"><text:span text:style-name="T55"/></text:p>
      <text:p text:style-name="P17"><text:soft-page-break/><text:span text:style-name="T72">A</text:span><text:span text:style-name="T71">ccess time c</text:span><text:span text:style-name="T70">omplexity of this data structure is 0(1). </text:span><text:span text:style-name="T71">Python Dictionary uses hashmap.</text:span></text:p>
      <text:p text:style-name="P17"><text:span text:style-name="T70"/></text:p>
      <text:p text:style-name="P17"><text:span text:style-name="T99">The </text:span><text:span text:style-name="Strong_20_Emphasis"><text:span text:style-name="T99">time complexity </text:span></text:span><text:span text:style-name="T99">to create a dictionary is</text:span><text:span text:style-name="Strong_20_Emphasis"><text:span text:style-name="T100"> </text:span></text:span><text:span text:style-name="Strong_20_Emphasis"><text:span text:style-name="T99">O(len(dict)), </text:span></text:span><text:span text:style-name="T99">because when we create a dictionary, the hash function has to calculate hash values for each element in the dictionary. The </text:span><text:span text:style-name="Strong_20_Emphasis"><text:span text:style-name="T99">space complexity </text:span></text:span><text:span text:style-name="T99">to create a dictionary is</text:span><text:span text:style-name="Strong_20_Emphasis"><text:span text:style-name="T100"> </text:span></text:span><text:span text:style-name="Strong_20_Emphasis"><text:span text:style-name="T99">O(N)</text:span></text:span><text:span text:style-name="T99">.</text:span></text:p>
      <text:p text:style-name="P17"><text:span text:style-name="T99"/></text:p>
      <text:p text:style-name="P18"><text:span text:style-name="T99">but when we access this data structure,</text:span></text:p>
      <text:p text:style-name="P18"><text:span text:style-name="T99"/></text:p>
      <text:p text:style-name="P18"><text:span text:style-name="Strong_20_Emphasis"><text:span text:style-name="T99">time complexity </text:span></text:span><text:span text:style-name="T99">to access an element in a dictionary is </text:span><text:span text:style-name="Strong_20_Emphasis"><text:span text:style-name="T99">O(1) </text:span></text:span><text:span text:style-name="T99">and the </text:span><text:span text:style-name="Strong_20_Emphasis"><text:span text:style-name="T99">space complexity </text:span></text:span><text:span text:style-name="T99">is also </text:span><text:span text:style-name="Strong_20_Emphasis"><text:span text:style-name="T99">O(1), </text:span></text:span><text:span text:style-name="T99">as we are not using any additional memory to access the element.</text:span></text:p>
      <text:p text:style-name="P18"><text:span text:style-name="T99"/></text:p>
      <text:p text:style-name="P39"><text:span text:style-name="T23"><text:s text:c="4"/>D2.</text:span></text:p>
      <text:p text:style-name="P40"><text:span text:style-name="T33"><text:tab/></text:span><text:span text:style-name="T88">Solution of this problem is in d2.py at “</text:span><text:span text:style-name="T85">ra_evaluation_nuhash/</text:span><text:span text:style-name="T88">D</text:span><text:span text:style-name="T85">/</text:span><text:span text:style-name="T88">D2</text:span><text:span text:style-name="T85">/</text:span><text:span text:style-name="T88">d2</text:span><text:span text:style-name="T85">.py”.</text:span></text:p>
      <text:p text:style-name="P40"><text:span text:style-name="T85"><text:tab/></text:span><text:span text:style-name="T88">Solved this problem with dfs algorithm concept.</text:span></text:p>
      <text:p text:style-name="P42"><text:span text:style-name="T47"/></text:p>
      <text:p text:style-name="P39"><text:span text:style-name="T23"><text:s text:c="4"/>D3.</text:span></text:p>
      <text:p text:style-name="P40"><text:span text:style-name="T23"><text:tab/></text:span><text:span text:style-name="T88">Solution of this problem is in d3.py at “</text:span><text:span text:style-name="T85">ra_evaluation_nuhash/</text:span><text:span text:style-name="T88">D</text:span><text:span text:style-name="T85">/</text:span><text:span text:style-name="T88">D3</text:span><text:span text:style-name="T85">/</text:span><text:span text:style-name="T88">d3</text:span><text:span text:style-name="T85">.py”.</text:span></text:p>
      <text:p text:style-name="P43"><text:span text:style-name="T54"><text:tab/></text:span><text:span text:style-name="T57">Solved this problem with python generator.</text:span></text:p>
      <text:p text:style-name="P42"><text:span text:style-name="T47"/></text:p>
      <text:p text:style-name="P39"><text:span text:style-name="T23"><text:s text:c="4"/>D4.</text:span></text:p>
      <text:p text:style-name="P43"><text:span text:style-name="T54"><text:s text:c="11"/></text:span><text:span text:style-name="T57">Yes. There is a way to improve the speed for frequently searched translations. </text:span></text:p>
      <text:p text:style-name="P43"><text:span text:style-name="T57"><text:tab/>In predict_bangla_text_to_english_text() function, translator.predict(bangla_text) </text:span></text:p>
      <text:p text:style-name="P43"><text:span text:style-name="T57"><text:tab/>does inference from the model. It takes a lot of time.</text:span></text:p>
      <text:p text:style-name="P43"><text:span text:style-name="T57"><text:tab/>What we can do is that we can create a dictionary with frequently searched <text:tab/>translations and save it. Rather doing inference on model, we can look up at this <text:tab/>dictionary. Python dictionary used hash map and it as access <text:tab/>time complexity of 0(1).</text:span></text:p>
      <text:p text:style-name="P43"><text:span text:style-name="T57"><text:tab/>it would be faster.</text:span></text:p>
      <text:p text:style-name="P44"><text:span text:style-name="T57"/></text:p>
      <text:p text:style-name="P39"><text:span text:style-name="T23"><text:tab/></text:span></text:p>
      <text:p text:style-name="P39"><text:span text:style-name="T23"/></text:p>
      <text:p text:style-name="P32"><text:span text:style-name="T34">E</text:span><text:span text:style-name="T26">. </text:span><text:span text:style-name="T34">Numpy</text:span><text:span text:style-name="T26">:</text:span></text:p>
      <text:p text:style-name="P32"><text:span text:style-name="T26"><text:s text:c="4"/></text:span><text:span text:style-name="T35">E1.</text:span></text:p>
      <text:p text:style-name="P33"><text:span text:style-name="T41"><text:tab/></text:span><text:span text:style-name="T89">Solution of this problem is at e1.py at </text:span><text:span text:style-name="T88">“</text:span><text:span text:style-name="T85">ra_evaluation_nuhash/</text:span><text:span text:style-name="T89">E</text:span><text:span text:style-name="T85">/</text:span><text:span text:style-name="T89">E1</text:span><text:span text:style-name="T85">/</text:span><text:span text:style-name="T89">e1</text:span><text:span text:style-name="T85">.py”.</text:span></text:p>
      <text:p text:style-name="P33"><text:span text:style-name="T85"><text:tab/></text:span><text:span text:style-name="T89">Cropped images are saved in their separate folders.</text:span></text:p>
      <text:p text:style-name="P33"><text:span text:style-name="T89"/></text:p>
      <text:p text:style-name="P33"><text:span text:style-name="T89"/></text:p>
      <text:p text:style-name="P33"><text:span text:style-name="T89"/></text:p>
      <text:p text:style-name="P33"><text:span text:style-name="T89"/></text:p>
      <text:p text:style-name="P33"><text:span text:style-name="T89"/></text:p>
      <text:p text:style-name="P33"><text:span text:style-name="T89"/></text:p>
      <text:p text:style-name="P33"><text:span text:style-name="T89"/></text:p>
      <text:p text:style-name="P33"><text:span text:style-name="T89"/></text:p>
      <text:p text:style-name="P33"><text:span text:style-name="T89"/></text:p>
      <text:p text:style-name="P33"><text:soft-page-break/><text:span text:style-name="T89"/></text:p>
      <text:p text:style-name="P33"><text:span text:style-name="T89"/></text:p>
      <text:p text:style-name="P33"><text:span text:style-name="T89"/></text:p>
      <text:p text:style-name="P33"><text:span text:style-name="T89"/></text:p>
      <text:p text:style-name="P33"><text:span text:style-name="T89"/></text:p>
      <text:p text:style-name="P34"><text:span text:style-name="T36">F</text:span><text:span text:style-name="T26">. </text:span><text:span text:style-name="T36">Deep Learning</text:span><text:span text:style-name="T26">:</text:span></text:p>
      <text:p text:style-name="P34"><text:span text:style-name="T26"/></text:p>
      <text:p text:style-name="P34"><text:span text:style-name="T41"><text:tab/></text:span><text:span text:style-name="T36">F1.</text:span></text:p>
      <text:p text:style-name="P35"><text:span text:style-name="T37"><text:tab/><text:tab/></text:span><text:span text:style-name="T97">Solution of this problem is in f1.py at </text:span><text:span text:style-name="T88">“</text:span><text:span text:style-name="T85">ra_evaluation_nuhash/</text:span><text:span text:style-name="T90">F</text:span><text:span text:style-name="T85">/</text:span><text:span text:style-name="T90">F</text:span><text:span text:style-name="T89">1</text:span><text:span text:style-name="T85">/</text:span><text:span text:style-name="T90">f</text:span><text:span text:style-name="T89">1</text:span><text:span text:style-name="T85">.py”</text:span></text:p>
      <text:p text:style-name="P35"><text:span text:style-name="T42"/></text:p>
      <text:p text:style-name="P34"><text:span text:style-name="T36"><text:tab/>F2.</text:span></text:p>
      <text:p text:style-name="P36"><text:span text:style-name="T36"><text:tab/><text:tab/></text:span><text:span text:style-name="T91">Solution of this problem is in f2.py at </text:span><text:span text:style-name="T88">“</text:span><text:span text:style-name="T85">ra_evaluation_nuhash/</text:span><text:span text:style-name="T90">F</text:span><text:span text:style-name="T85">/</text:span><text:span text:style-name="T90">F</text:span><text:span text:style-name="T91">2</text:span><text:span text:style-name="T85">/</text:span><text:span text:style-name="T90">f</text:span><text:span text:style-name="T91">2</text:span><text:span text:style-name="T85">.py”</text:span></text:p>
      <text:p text:style-name="P34"><text:span text:style-name="T36"/></text:p>
      <text:p text:style-name="P34"><text:span text:style-name="T36"><text:tab/>F3.</text:span></text:p>
      <text:p text:style-name="P36"><text:span text:style-name="T36"><text:tab/><text:tab/></text:span><text:span text:style-name="T91">Solution of this problem is in F3_EDA.ipynb at<text:tab/><text:tab/><text:tab/> <text:s/><text:tab/><text:tab/> <text:s text:c="3"/></text:span><text:span text:style-name="T88">“</text:span><text:span text:style-name="T85">ra_evaluation_nuhash/</text:span><text:span text:style-name="T90">F</text:span><text:span text:style-name="T85">/</text:span><text:span text:style-name="T90">F</text:span><text:span text:style-name="T91">3</text:span><text:span text:style-name="T85">/</text:span><text:span text:style-name="T91">F3_EDA</text:span><text:span text:style-name="T85">.</text:span><text:span text:style-name="T91">i</text:span><text:span text:style-name="T85">py</text:span><text:span text:style-name="T91">nb</text:span><text:span text:style-name="T85">”. </text:span></text:p>
      <text:p text:style-name="P36"><text:span text:style-name="T85"><text:tab/></text:span></text:p>
      <text:p text:style-name="P34"><text:span text:style-name="T42"><text:tab/></text:span></text:p>
      <text:p text:style-name="P8"><text:span text:style-name="T23"><text:s/></text:span></text:p>
      <text:p text:style-name="P7"><text:span text:style-name="T7"><text:tab/></text:span></text:p>
      <text:p text:style-name="P7"><text:span text:style-name="T8"><text:tab/></text:span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/>
      <text:p text:style-name="P7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apple-system" svg:font-family="apple-system, BlinkMacSystemFont, 'Segoe UI Adjusted', 'Segoe UI', 'Liberation Sans', sans-serif"/>
    <style:font-face style:name="cera" svg:font-family="cera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0.75in" fo:text-indent="-0.25in" fo:margin-left="5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0T08:03:55.380155129</meta:creation-date>
    <dc:date>2022-07-30T16:27:24.673280141</dc:date>
    <meta:editing-duration>PT3H21M15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5" meta:paragraph-count="103" meta:word-count="790" meta:character-count="5302" meta:non-whitespace-character-count="4347"/>
  </office:meta>
</office:document-meta>
</file>